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5" office:value-type="string" calcext:value-type="string" table:number-columns-spanned="3" table:number-rows-spanned="1">
            <text:p>Priz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Airport</text:p>
          </table:table-cell>
          <table:table-cell table:style-name="ce4" office:value-type="string" calcext:value-type="string">
            <text:p>Uniform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Gamm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LC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MS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CN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GY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RU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UD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DG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PH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RL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JE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U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US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DI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HN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EF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RK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I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TN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D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N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Y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I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CQ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KG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OF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N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RF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RH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3:50:37.5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8T23:48:39.939000000</meta:creation-date>
    <dc:date>2022-12-18T23:50:44.286000000</dc:date>
    <meta:editing-duration>PT45S</meta:editing-duration>
    <meta:editing-cycles>2</meta:editing-cycles>
    <meta:generator>LibreOffice/6.2.4.2$Windows_X86_64 LibreOffice_project/2412653d852ce75f65fbfa83fb7e7b669a126d64</meta:generator>
    <meta:document-statistic meta:table-count="1" meta:cell-count="117" meta:object-count="0"/>
  </office:meta>
</office:document-meta>
</file>